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bc9b7" officeooo:paragraph-rsid="001bc9b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21de30" officeooo:paragraph-rsid="0021de3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23cf07" officeooo:paragraph-rsid="0023cf0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249dd9" officeooo:paragraph-rsid="00249dd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b8caa" officeooo:paragraph-rsid="001b8ca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b8caa" officeooo:paragraph-rsid="001b8ca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1bc9b7" officeooo:paragraph-rsid="001bc9b7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3cf07" officeooo:paragraph-rsid="0023cf07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23cf07" officeooo:paragraph-rsid="00249dd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rsid="0021de30" officeooo:paragraph-rsid="0021de30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8caa" officeooo:paragraph-rsid="001b8ca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c9b7" officeooo:paragraph-rsid="001bc9b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b158" officeooo:paragraph-rsid="001fb15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fb158" officeooo:paragraph-rsid="0023cf0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1de30" officeooo:paragraph-rsid="001fb15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de30" officeooo:paragraph-rsid="0021de3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de30" officeooo:paragraph-rsid="0023cf0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3cf07" officeooo:paragraph-rsid="0023cf0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49dd9" officeooo:paragraph-rsid="00249dd9" style:font-size-asian="10.5pt" style:font-weight-asian="normal" style:font-size-complex="12pt" style:font-weight-complex="normal"/>
    </style:style>
    <style:style style:name="P20" style:family="paragraph" style:parent-style-name="Обычный_20__28_веб_29_">
      <style:paragraph-properties fo:text-align="start" style:justify-single-word="false"/>
      <style:text-properties fo:font-size="12pt" fo:font-weight="normal" officeooo:rsid="0023cf07" officeooo:paragraph-rsid="0023cf0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249dd9" officeooo:paragraph-rsid="00249dd9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bc9b7" officeooo:paragraph-rsid="001b8caa" style:font-size-asian="10.5pt" style:font-weight-asian="normal" style:font-size-complex="12pt" style:font-weight-complex="normal"/>
    </style:style>
    <style:style style:name="T1" style:family="text">
      <style:text-properties officeooo:rsid="001bc9b7"/>
    </style:style>
    <style:style style:name="T2" style:family="text">
      <style:text-properties officeooo:rsid="001fb158"/>
    </style:style>
    <style:style style:name="T3" style:family="text">
      <style:text-properties officeooo:rsid="0021de30"/>
    </style:style>
    <style:style style:name="T4" style:family="text">
      <style:text-properties officeooo:rsid="00249dd9"/>
    </style:style>
    <style:style style:name="T5" style:family="text">
      <style:text-properties officeooo:rsid="00279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Техеническое задание на разработку программы</text:p>
      <text:p text:style-name="P5"/>
      <text:p text:style-name="P5">«Password — generator»</text:p>
      <text:p text:style-name="P5"/>
      <text:p text:style-name="P5"/>
      <text:p text:style-name="P6">Содержание</text:p>
      <text:p text:style-name="P6"/>
      <text:p text:style-name="P11">1. Введение</text:p>
      <text:p text:style-name="P11">1.1. Наименование программы</text:p>
      <text:p text:style-name="P11">1.2. <text:span text:style-name="T3">Назначение</text:span> <text:span text:style-name="T3">и о</text:span>бласть применения</text:p>
      <text:p text:style-name="P11">2. Назначение программы</text:p>
      <text:p text:style-name="P11">2.1. Функциональное назначение</text:p>
      <text:p text:style-name="P11">2.2. Эксплу<text:span text:style-name="T1">а</text:span>тационное назначение</text:p>
      <text:p text:style-name="P11">3. Требования к программе</text:p>
      <text:p text:style-name="P11">3.1. Требования к функциональным характеристикам</text:p>
      <text:p text:style-name="P11"/>
      <text:p text:style-name="P11">3.<text:span text:style-name="T4">2</text:span>. Требования к организации входных и выходных данных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1. Введение</text:p>
      <text:p text:style-name="P1"/>
      <text:p text:style-name="P1">1.1. Наименование программы</text:p>
      <text:p text:style-name="P12"/>
      <text:p text:style-name="P12">Наименование программы: «Password — generator»</text:p>
      <text:p text:style-name="P12"/>
      <text:p text:style-name="P1">1.2. <text:span text:style-name="T3">О</text:span>бласть применения</text:p>
      <text:p text:style-name="P1"/>
      <text:p text:style-name="P12">Программа предназначена для создания паролей определенной длины и сложности.</text:p>
      <text:p text:style-name="P12">В пароле могут содержаться следующие символы:</text:p>
      <text:p text:style-name="P12"/>
      <text:p text:style-name="P12">- Английские буквы верхнего и нижнего регистра</text:p>
      <text:p text:style-name="P12">- Русские буквы верхнего и нижнего регистра</text:p>
      <text:p text:style-name="P12">- Цифры</text:p>
      <text:p text:style-name="P12">- Специальные символы</text:p>
      <text:p text:style-name="P12"/>
      <text:p text:style-name="P12">Программа представляет вывод сгенерированных паролей <text:span text:style-name="T2">в консоли. </text:span></text:p>
      <text:p text:style-name="P12"/>
      <text:p text:style-name="P13">Прим<text:span text:style-name="T3">е</text:span>не<text:span text:style-name="T3">н</text:span>ие: </text:p>
      <text:p text:style-name="P16">- Коммерческие организации, в которых требуется обеспечение сотрудников учетными записями</text:p>
      <text:p text:style-name="P16">- Частные пользователи, которым при регистрации на каком — либо ресурсе необходим пароль</text:p>
      <text:p text:style-name="P15"/>
      <text:p text:style-name="P13"/>
      <text:p text:style-name="P10">2. Назначение программы</text:p>
      <text:p text:style-name="P3"><text:s/></text:p>
      <text:p text:style-name="P3">2.1. Функциональное назначение</text:p>
      <text:p text:style-name="P3"/>
      <text:p text:style-name="P18">Функциональное назначение:</text:p>
      <text:p text:style-name="P17">- Защита информации <text:s/>от несанкционированного доступа</text:p>
      <text:p text:style-name="P17">- В большинстве систем комбинация «Имя пользователя — пароль» используется для удостоверения пользователя </text:p>
      <text:p text:style-name="P18"/>
      <text:p text:style-name="P3">2.2. Эксплуатационное назначение</text:p>
      <text:p text:style-name="P18"/>
      <text:p text:style-name="P18">Эксплуатационное назначение:</text:p>
      <text:p text:style-name="P14">- Генерация паролей для учетных записей сотрудников <text:span text:style-name="T5">в</text:span> орг<text:span text:style-name="T3">а</text:span>н<text:span text:style-name="T3">и</text:span>зации</text:p>
      <text:p text:style-name="P14">- Генерация пароля для учетной записи частного пользователя</text:p>
      <text:p text:style-name="P18"/>
      <text:p text:style-name="P2"/>
      <text:p text:style-name="P12"/>
      <text:p text:style-name="P12"/>
      <text:p text:style-name="P12"/>
      <text:p text:style-name="P8">3. Требования к программе</text:p>
      <text:p text:style-name="P3"><text:soft-page-break/></text:p>
      <text:p text:style-name="P3">3.1. Требования к функциональным характеристикам</text:p>
      <text:p text:style-name="P20">Программа должна обеспечивать возможность выполнения перечисленных ниже функций:</text:p>
      <text:p text:style-name="P18">- Возможность выбора символов по ключу, из которых будет создан пароль</text:p>
      <text:p text:style-name="P18">- Возможность задания длины пароля, которую определяет пользователь</text:p>
      <text:p text:style-name="P18">- <text:span text:style-name="T4">Создание и вывод паролей в консоль</text:span></text:p>
      <text:p text:style-name="P3"/>
      <text:p text:style-name="P4">3.2. Требования к организации входных и выходных данных</text:p>
      <text:p text:style-name="P4"/>
      <text:p text:style-name="P19">Входные данные должны соответствовать следующему шаблону: </text:p>
      <text:p text:style-name="P19"/>
      <text:p text:style-name="P19"><text:span text:style-name="T5">python2 PasswordGenerator.py </text:span>[ключи]</text:p>
      <text:p text:style-name="P19"/>
      <text:p text:style-name="P19">Выходные данные — список паролей по заданным параметрам </text:p>
      <text:p text:style-name="P19"/>
      <text:p text:style-name="P1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4:48:49.661850894</meta:creation-date>
    <dc:date>2016-05-27T18:00:53.264312921</dc:date>
    <meta:editing-duration>PT2H41M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46" meta:word-count="235" meta:character-count="1914" meta:non-whitespace-character-count="1712"/>
  </office:meta>
</office:document-meta>
</file>